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9748" officeooo:paragraph-rsid="000e9748"/>
    </style:style>
    <style:style style:name="P2" style:family="paragraph" style:parent-style-name="Text_20_body">
      <style:text-properties officeooo:rsid="000fb978" officeooo:paragraph-rsid="000fb978"/>
    </style:style>
    <style:style style:name="P3" style:family="paragraph" style:parent-style-name="Text_20_body">
      <style:text-properties officeooo:rsid="00114798" officeooo:paragraph-rsid="00114798"/>
    </style:style>
    <style:style style:name="P4" style:family="paragraph" style:parent-style-name="Text_20_body">
      <style:text-properties officeooo:rsid="0014276c" officeooo:paragraph-rsid="0014276c"/>
    </style:style>
    <style:style style:name="P5" style:family="paragraph" style:parent-style-name="Text_20_body">
      <style:text-properties style:text-underline-style="solid" style:text-underline-width="auto" style:text-underline-color="font-color" officeooo:rsid="000e9748" officeooo:paragraph-rsid="000e9748"/>
    </style:style>
    <style:style style:name="P6" style:family="paragraph" style:parent-style-name="Text_20_body">
      <style:text-properties style:text-underline-style="solid" style:text-underline-width="auto" style:text-underline-color="font-color" officeooo:rsid="0014276c" officeooo:paragraph-rsid="0014276c"/>
    </style:style>
    <style:style style:name="P7" style:family="paragraph" style:parent-style-name="Text_20_body">
      <style:text-properties style:text-underline-style="solid" style:text-underline-width="auto" style:text-underline-color="font-color" officeooo:rsid="00114798" officeooo:paragraph-rsid="00114798"/>
    </style:style>
    <style:style style:name="P8" style:family="paragraph" style:parent-style-name="Text_20_body">
      <style:text-properties officeooo:rsid="001ba2d9" officeooo:paragraph-rsid="001ba2d9"/>
    </style:style>
    <style:style style:name="P9" style:family="paragraph" style:parent-style-name="Text_20_body">
      <style:text-properties officeooo:rsid="0014276c" officeooo:paragraph-rsid="001cd1cc"/>
    </style:style>
    <style:style style:name="P10" style:family="paragraph" style:parent-style-name="Text_20_body" style:list-style-name="L2">
      <style:text-properties officeooo:rsid="0014276c" officeooo:paragraph-rsid="001cd1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1c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7eaf" style:font-weight-asian="normal" style:font-weight-complex="normal"/>
    </style:style>
    <style:style style:name="T5" style:family="text">
      <style:text-properties fo:font-weight="normal" officeooo:rsid="001cd1cc" style:font-weight-asian="normal" style:font-weight-complex="normal"/>
    </style:style>
    <style:style style:name="T6" style:family="text">
      <style:text-properties fo:font-weight="normal" officeooo:rsid="001d2d49" style:font-weight-asian="normal" style:font-weight-complex="normal"/>
    </style:style>
    <style:style style:name="T7" style:family="text">
      <style:text-properties officeooo:rsid="0018db38"/>
    </style:style>
    <style:style style:name="T8" style:family="text">
      <style:text-properties officeooo:rsid="001ba2d9"/>
    </style:style>
    <style:style style:name="T9" style:family="text">
      <style:text-properties officeooo:rsid="001cd1c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7">Expositores</text:span> = gente o empresas que compra o paga para tener un hueco en el evento para mostrarse, <text:tab/><text:tab/>publicitar algo, etc.</text:p>
      <text:p text:style-name="P1">Visitante = Persona que va al evento para ver las exposiciones.</text:p>
      <text:h text:style-name="Heading_20_2" text:outline-level="2">ANÁLISIS Y PLANIFICACIÓN</text:h>
      <text:p text:style-name="Text_20_body"/>
      <text:p text:style-name="P5">Publico objetivo:</text:p>
      <text:p text:style-name="P8">Los expositores que ya an pagado por los servicios y asistencia.</text:p>
      <text:p text:style-name="P6">DAFO:</text:p>
      <text:p text:style-name="P4"><text:tab/><text:span text:style-name="T1">Fortalezas:</text:span> <text:span text:style-name="T8">El publico al que va dirigido el correo ya esta establecido y por su naturaleza <text:tab/><text:tab/><text:tab/>profecional es mucho mas facil que abran el correo</text:span></text:p>
      <text:p text:style-name="P4"><text:tab/><text:span text:style-name="T1">Debilidades:</text:span> <text:span text:style-name="T9">La naturaleza del publico tambien puede lleva ra la situacion de que tengan <text:tab/><text:tab/><text:tab/>una bandeja de entrada de correos muy saturada y este correo pueda ser <text:tab/><text:tab/><text:tab/><text:tab/>ignorado o que se le preste poca atencion</text:span></text:p>
      <text:p text:style-name="P9"><text:span text:style-name="T2"><text:tab/></text:span><text:span text:style-name="T1">Oportunidades:</text:span><text:span text:style-name="T4"> </text:span></text:p>
      <text:list text:style-name="L2">
        <text:list-item>
          <text:p text:style-name="P10"><text:span text:style-name="T5">El echo de tener nombres importantes como patrocinadores o organizadores anunciados en el correo, puede llevar a que haya mas confianza por parte de los expositores</text:span></text:p>
        </text:list-item>
        <text:list-item>
          <text:p text:style-name="P10"><text:span text:style-name="T5">Y posibilidad de optener feedback para mejorar el mejorrar el como hacer los correos</text:span></text:p>
        </text:list-item>
      </text:list>
      <text:p text:style-name="P4"><text:tab/><text:span text:style-name="T1">Amenazas:</text:span><text:span text:style-name="T4"> </text:span><text:span text:style-name="T6">Que los gestores de correo puedan interpretar el correo como spam, y de esta <text:tab/><text:tab/><text:tab/>forma reducir la probabilidad de que se le aga caso a dicho correo</text:span></text:p>
      <text:p text:style-name="P2"/>
      <text:p text:style-name="P7">Objetivo de la campaña:</text:p>
      <text:p text:style-name="P8">Recordar a los espositores todos los servicios que pueden solicitar y como hacerlo por si deciden usar mas servicios y para que se lleven una mejor impresion y sea mas facil que vuelvan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5:11:52.111294553</meta:creation-date>
    <dc:date>2025-06-04T18:40:27.965203196</dc:date>
    <meta:editing-duration>PT2H21M16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217" meta:character-count="1281" meta:non-whitespace-character-count="1060"/>
  </office:meta>
</office:document-meta>
</file>